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7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603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F" fo:font-size="11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bold" style:font-name-complex="Noto Sans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style:font-name="F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none" style:country-asian="none" style:font-style-asian="normal" style:font-weight-asian="normal" style:font-name-complex="Noto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 style:text-outline="false" style:text-line-through-style="none" style:text-line-through-type="none" fo:font-size="11pt" fo:language="none" fo:country="none" fo:text-shadow="none" style:text-underline-style="none" style:text-underline-mode="continuous" style:text-overline-mode="continuous" style:text-line-through-mode="continuous" style:font-name-asian="DejaVu Sans" style:font-size-asian="11pt" style:language-asian="none" style:country-asian="none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size-asian="12pt" style:font-size-complex="12pt" style:font-weight-asian="bold" style:font-weight-complex="bold" style:font-style-asian="normal" style:font-style-complex="normal" style:text-position="sub 58%"/>
    </style:style>
    <style:style style:name="T3" style:family="text">
      <style:text-properties style:font-style-complex="normal" fo:color="#000000" style:text-underline-style="none" style:text-underline-color="font-color" style:text-line-through-type="none" style:text-outline="false" fo:text-shadow="none" style:font-name-complex="Liberation Serif;Times New Roman" style:font-size-complex="12pt" style:font-weight-complex="bold" style:font-name="Liberation Serif;Times New Roman"/>
    </style:style>
    <style:style style:name="T4" style:family="text">
      <style:text-properties style:font-style-complex="normal" fo:color="#000000" style:text-underline-style="none" style:text-underline-color="font-color" style:text-line-through-type="none" style:text-outline="false" fo:text-shadow="none" style:font-size-complex="12pt" style:font-weight-complex="bold" fo:font-size="12pt" fo:font-weight="bold" fo:font-style="normal" style:font-size-asian="12pt" style:font-weight-asian="bold" style:font-style-asian="normal"/>
    </style:style>
    <style:style style:name="T5" style:family="text">
      <style:text-properties style:font-style-complex="normal" fo:color="#000000" style:text-underline-style="none" style:text-underline-color="font-color" style:text-line-through-type="none" style:text-outline="false" fo:text-shadow="none" style:font-size-complex="12pt" style:font-weight-complex="bold" fo:font-size="12pt" fo:font-weight="bold" fo:font-style="normal" style:font-size-asian="12pt" style:font-weight-asian="bold" style:font-style-asian="normal" style:text-position="sub 58%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1"/>
        <table:table-column table:style-name="co2" table:number-columns-repeated="4" table:default-cell-style-name="ce2"/>
        <table:table-column table:style-name="co2" table:number-columns-repeated="2" table:default-cell-style-name="ce5"/>
        <table:table-row table:style-name="ro1">
          <table:table-cell office:value-type="string" calcext:value-type="string">
            <text:p>№</text:p>
          </table:table-cell>
          <table:table-cell table:style-name="ce1" office:value-type="string" calcext:value-type="string">
            <text:p><text:span text:style-name="T1">t</text:span><text:span text:style-name="T2">i</text:span><text:span text:style-name="T1">, с</text:span></text:p>
          </table:table-cell>
          <table:table-cell table:style-name="ce1" office:value-type="string" calcext:value-type="string">
            <text:p>T, с</text:p>
          </table:table-cell>
          <table:table-cell table:style-name="ce1" office:value-type="string" calcext:value-type="string">
            <text:p><text:span text:style-name="T1">K</text:span><text:span text:style-name="T2">i,</text:span><text:span text:style-name="T1"> Н/м</text:span></text:p>
          </table:table-cell>
          <table:table-cell table:style-name="ce4" office:value-type="string" calcext:value-type="string">
            <text:p><text:span text:style-name="T3">∆</text:span><text:span text:style-name="T4">K</text:span><text:span text:style-name="T5">i,</text:span><text:span text:style-name="T4"> Н/м</text:span></text:p>
          </table:table-cell>
          <table:table-cell/>
          <table:table-cell table:style-name="ce6" office:value-type="string" calcext:value-type="string">
            <text:p>m (кг)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6.51" calcext:value-type="float">
            <text:p>6,51</text:p>
          </table:table-cell>
          <table:table-cell table:formula="of:=[.B2]/10" office:value-type="float" office:value="0.651" calcext:value-type="float">
            <text:p>0,651</text:p>
          </table:table-cell>
          <table:table-cell table:formula="of:=(4*(PI())^2)*[.$G$2]/([.C2])^2" office:value-type="float" office:value="12.1099154758164" calcext:value-type="float">
            <text:p>12,1099154758164</text:p>
          </table:table-cell>
          <table:table-cell table:formula="of:=[.$D$12]-[.D2]" office:value-type="float" office:value="-0.198429486075145" calcext:value-type="float">
            <text:p>-0,198429486075145</text:p>
          </table:table-cell>
          <table:table-cell/>
          <table:table-cell table:style-name="ce3" office:value-type="float" office:value="0.13" calcext:value-type="float">
            <text:p>0,13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6.48" calcext:value-type="float">
            <text:p>6,48</text:p>
          </table:table-cell>
          <table:table-cell table:formula="of:=[.B3]/10" office:value-type="float" office:value="0.648" calcext:value-type="float">
            <text:p>0,648</text:p>
          </table:table-cell>
          <table:table-cell table:formula="of:=(4*(PI())^2)*[.$G$2]/([.C3])^2" office:value-type="float" office:value="12.2223038803309" calcext:value-type="float">
            <text:p>12,2223038803309</text:p>
          </table:table-cell>
          <table:table-cell table:formula="of:=[.$D$12]-[.D3]" office:value-type="float" office:value="-0.310817890589647" calcext:value-type="float">
            <text:p>-0,310817890589647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.62" calcext:value-type="float">
            <text:p>6,62</text:p>
          </table:table-cell>
          <table:table-cell table:formula="of:=[.B4]/10" office:value-type="float" office:value="0.662" calcext:value-type="float">
            <text:p>0,662</text:p>
          </table:table-cell>
          <table:table-cell table:formula="of:=(4*(PI())^2)*[.$G$2]/([.C4])^2" office:value-type="float" office:value="11.7108147255101" calcext:value-type="float">
            <text:p>11,7108147255101</text:p>
          </table:table-cell>
          <table:table-cell table:formula="of:=[.$D$12]-[.D4]" office:value-type="float" office:value="0.200671264231113" calcext:value-type="float">
            <text:p>0,200671264231113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.55" calcext:value-type="float">
            <text:p>6,55</text:p>
          </table:table-cell>
          <table:table-cell table:formula="of:=[.B5]/10" office:value-type="float" office:value="0.655" calcext:value-type="float">
            <text:p>0,655</text:p>
          </table:table-cell>
          <table:table-cell table:formula="of:=(4*(PI())^2)*[.$G$2]/([.C5])^2" office:value-type="float" office:value="11.962459736767" calcext:value-type="float">
            <text:p>11,962459736767</text:p>
          </table:table-cell>
          <table:table-cell table:formula="of:=[.$D$12]-[.D5]" office:value-type="float" office:value="-0.0509737470257541" calcext:value-type="float">
            <text:p>-0,050973747025754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.49" calcext:value-type="float">
            <text:p>6,49</text:p>
          </table:table-cell>
          <table:table-cell table:formula="of:=[.B6]/10" office:value-type="float" office:value="0.649" calcext:value-type="float">
            <text:p>0,649</text:p>
          </table:table-cell>
          <table:table-cell table:formula="of:=(4*(PI())^2)*[.$G$2]/([.C6])^2" office:value-type="float" office:value="12.1846678630071" calcext:value-type="float">
            <text:p>12,1846678630071</text:p>
          </table:table-cell>
          <table:table-cell table:formula="of:=[.$D$12]-[.D6]" office:value-type="float" office:value="-0.273181873265875" calcext:value-type="float">
            <text:p>-0,273181873265875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6.63" calcext:value-type="float">
            <text:p>6,63</text:p>
          </table:table-cell>
          <table:table-cell table:formula="of:=[.B7]/10" office:value-type="float" office:value="0.663" calcext:value-type="float">
            <text:p>0,663</text:p>
          </table:table-cell>
          <table:table-cell table:formula="of:=(4*(PI())^2)*[.$G$2]/([.C7])^2" office:value-type="float" office:value="11.6755146258414" calcext:value-type="float">
            <text:p>11,6755146258414</text:p>
          </table:table-cell>
          <table:table-cell table:formula="of:=[.$D$12]-[.D7]" office:value-type="float" office:value="0.235971363899882" calcext:value-type="float">
            <text:p>0,23597136389988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6.66" calcext:value-type="float">
            <text:p>6,66</text:p>
          </table:table-cell>
          <table:table-cell table:formula="of:=[.B8]/10" office:value-type="float" office:value="0.666" calcext:value-type="float">
            <text:p>0,666</text:p>
          </table:table-cell>
          <table:table-cell table:formula="of:=(4*(PI())^2)*[.$G$2]/([.C8])^2" office:value-type="float" office:value="11.5705667121321" calcext:value-type="float">
            <text:p>11,5705667121321</text:p>
          </table:table-cell>
          <table:table-cell table:formula="of:=[.$D$12]-[.D8]" office:value-type="float" office:value="0.340919277609155" calcext:value-type="float">
            <text:p>0,340919277609155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6.52" calcext:value-type="float">
            <text:p>6,52</text:p>
          </table:table-cell>
          <table:table-cell table:formula="of:=[.B9]/10" office:value-type="float" office:value="0.652" calcext:value-type="float">
            <text:p>0,652</text:p>
          </table:table-cell>
          <table:table-cell table:formula="of:=(4*(PI())^2)*[.$G$2]/([.C9])^2" office:value-type="float" office:value="12.0727969827771" calcext:value-type="float">
            <text:p>12,0727969827771</text:p>
          </table:table-cell>
          <table:table-cell table:formula="of:=[.$D$12]-[.D9]" office:value-type="float" office:value="-0.161310993035826" calcext:value-type="float">
            <text:p>-0,161310993035826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6.65" calcext:value-type="float">
            <text:p>6,65</text:p>
          </table:table-cell>
          <table:table-cell table:formula="of:=[.B10]/10" office:value-type="float" office:value="0.665" calcext:value-type="float">
            <text:p>0,665</text:p>
          </table:table-cell>
          <table:table-cell table:formula="of:=(4*(PI())^2)*[.$G$2]/([.C10])^2" office:value-type="float" office:value="11.6053915734444" calcext:value-type="float">
            <text:p>11,6053915734444</text:p>
          </table:table-cell>
          <table:table-cell table:formula="of:=[.$D$12]-[.D10]" office:value-type="float" office:value="0.306094416296817" calcext:value-type="float">
            <text:p>0,306094416296817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6.53" calcext:value-type="float">
            <text:p>6,53</text:p>
          </table:table-cell>
          <table:table-cell table:formula="of:=[.B11]/10" office:value-type="float" office:value="0.653" calcext:value-type="float">
            <text:p>0,653</text:p>
          </table:table-cell>
          <table:table-cell table:formula="of:=(4*(PI())^2)*[.$G$2]/([.C11])^2" office:value-type="float" office:value="12.0358488881953" calcext:value-type="float">
            <text:p>12,0358488881953</text:p>
          </table:table-cell>
          <table:table-cell table:formula="of:=[.$D$12]-[.D11]" office:value-type="float" office:value="-0.124362898454036" calcext:value-type="float">
            <text:p>-0,1243628984540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Среднее</text:p>
          </table:table-cell>
          <table:table-cell table:formula="of:=AVERAGE([.B2:.B11])" office:value-type="float" office:value="6.564" calcext:value-type="float">
            <text:p>6,564</text:p>
          </table:table-cell>
          <table:table-cell table:formula="of:=AVERAGE([.C2:.C11])" office:value-type="float" office:value="0.6564" calcext:value-type="float">
            <text:p>0,6564</text:p>
          </table:table-cell>
          <table:table-cell table:formula="of:=(4*(PI())^2)*[.$G$2]/([.C12])^2" office:value-type="float" office:value="11.9114859897413" calcext:value-type="float">
            <text:p>11,9114859897413</text:p>
          </table:table-cell>
          <table:table-cell table:formula="of:=AVERAGE([.E2:.E11])" office:value-type="float" office:value="-0.00354205664093161" calcext:value-type="float">
            <text:p>-0,0035420566409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Округленное среднее</text:p>
          </table:table-cell>
          <table:table-cell table:style-name="ce3" table:formula="of:=ROUND([.B12]; 1)" office:value-type="float" office:value="6.6" calcext:value-type="float">
            <text:p>6,6</text:p>
          </table:table-cell>
          <table:table-cell table:style-name="ce3" table:formula="of:=ROUND([.C12]; 1)" office:value-type="float" office:value="0.7" calcext:value-type="float">
            <text:p>0,7</text:p>
          </table:table-cell>
          <table:table-cell table:style-name="ce3" table:formula="of:=ROUND([.D12]; 1)" office:value-type="float" office:value="11.9" calcext:value-type="float">
            <text:p>11,9</text:p>
          </table:table-cell>
          <table:table-cell table:style-name="ce3" table:formula="of:=ROUND([.E12]; 3)" office:value-type="float" office:value="-0.004" calcext:value-type="float">
            <text:p>-0,00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erif" svg:font-family="'Liberation Serif', 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5T17:04:55.658734253</meta:creation-date>
    <dc:date>2020-09-25T17:25:41.302849211</dc:date>
    <meta:editing-duration>PT9M39S</meta:editing-duration>
    <meta:editing-cycles>1</meta:editing-cycles>
    <meta:document-statistic meta:table-count="1" meta:cell-count="67" meta:object-count="0"/>
    <meta:generator>LibreOffice/7.0.1.2$Linux_X86_64 LibreOffice_project/7cbcfc562f6eb6708b5ff7d7397325de9e764452</meta:generator>
  </office:meta>
</office:document-meta>
</file>